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ine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ntin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th Ameri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tartica</text:p>
          </table:table-cell>
        </table:table-row>
      </table:table>
      <table:table table:name="Countri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ontinent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z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genti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ombia</text:p>
          </table:table-cell>
          <table:table-cell/>
        </table:table-row>
      </table:table>
      <table:table table:name="Citi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ountry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gal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rd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haka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9:00:58.283551797</meta:creation-date>
    <dc:date>2020-02-05T19:11:03.106807486</dc:date>
    <meta:editing-duration>PT10M17S</meta:editing-duration>
    <meta:editing-cycles>1</meta:editing-cycles>
    <meta:document-statistic meta:table-count="3" meta:cell-count="54" meta:object-count="0"/>
    <meta:generator>LibreOffice/6.0.7.3$Linux_X86_64 LibreOffice_project/00m0$Build-3</meta:generator>
  </office:meta>
</office:document-meta>
</file>